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6.6979in" fo:margin-left="0in" fo:margin-top="0in" fo:margin-bottom="0in" table:align="left" style:writing-mode="lr-tb"/>
    </style:style>
    <style:style style:name="表格1.A" style:family="table-column">
      <style:table-column-properties style:column-width="0.8118in"/>
    </style:style>
    <style:style style:name="表格1.B" style:family="table-column">
      <style:table-column-properties style:column-width="1.5007in"/>
    </style:style>
    <style:style style:name="表格1.C" style:family="table-column">
      <style:table-column-properties style:column-width="4.3854in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="0.0382in" fo:border-left="0.25pt solid #000000" fo:border-right="none" fo:border-top="0.25pt solid #000000" fo:border-bottom="0.25pt solid #000000"/>
    </style:style>
    <style:style style:name="表格1.C1" style:family="table-cell">
      <style:table-cell-properties fo:padding="0.0382in" fo:border="0.25pt solid #000000"/>
    </style:style>
    <style:style style:name="表格1.A2" style:family="table-cell">
      <style:table-cell-properties style:vertical-align="middle" fo:padding="0.0382in" fo:border-left="0.25pt solid #000000" fo:border-right="none" fo:border-top="0.25pt solid #000000" fo:border-bottom="0.25pt solid #000000"/>
    </style:style>
    <style:style style:name="P1" style:family="paragraph" style:parent-style-name="Text_20_body">
      <style:paragraph-properties fo:margin-top="0in" fo:margin-bottom="0.0972in" loext:contextual-spacing="false"/>
    </style:style>
    <style:style style:name="P2" style:family="paragraph" style:parent-style-name="Heading_20_1" style:list-style-name="WWNum2"/>
    <style:style style:name="P3" style:family="paragraph" style:parent-style-name="Title" style:master-page-name="Standard">
      <style:paragraph-properties fo:margin-top="0.1665in" fo:margin-bottom="0.0835in" loext:contextual-spacing="false" style:page-number="auto"/>
    </style:style>
    <style:style style:name="P4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ue.js 2.0基础与实战</text:p>
      <text:list xml:id="list4120331942" text:style-name="WWNum2">
        <text:list-item>
          <text:h text:style-name="P2" text:outline-level="1">课程简介</text:h>
        </text:list-item>
      </text:list>
      <text:p text:style-name="Text_20_body">以Vue.js 2.0为基础，讲解Vue.js框架的基本使用。掌握最新的前端技术与理念，深入理解组件化的意义，通过实践验证Vue.js的学习效果，并在理解的基础上快速实现一个基本的综合SPA页面。</text:p>
      <text:list xml:id="list161636210042863" text:continue-numbering="true" text:style-name="WWNum2">
        <text:list-item>
          <text:h text:style-name="P2" text:outline-level="1">学习基础</text:h>
        </text:list-item>
      </text:list>
      <text:p text:style-name="Text_20_body">掌握一定的HTML，CSS，JS基础，具备中等水平的熟练程度</text:p>
      <text:p text:style-name="Text_20_body"/>
      <text:list xml:id="list161635691332119" text:continue-numbering="true" text:style-name="WWNum2">
        <text:list-item>
          <text:h text:style-name="P2" text:outline-level="1">培训大纲（2天）</text:h>
        </text:list-item>
      </text:list>
      <text:p text:style-name="Text_20_body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columns-spanned="2" office:value-type="string">
            <text:p text:style-name="P4">时间</text:p>
          </table:table-cell>
          <table:covered-table-cell/>
          <table:table-cell table:style-name="表格1.C1" office:value-type="string">
            <text:p text:style-name="Table_20_Contents">内容</text:p>
          </table:table-cell>
        </table:table-row>
        <table:table-row table:style-name="表格1.1">
          <table:table-cell table:style-name="表格1.A2" table:number-rows-spanned="2" office:value-type="string">
            <text:p text:style-name="P4">第一天</text:p>
          </table:table-cell>
          <table:table-cell table:style-name="表格1.A2" office:value-type="string">
            <text:p text:style-name="P4">上午</text:p>
          </table:table-cell>
          <table:table-cell table:style-name="表格1.C1" office:value-type="string">
            <text:p text:style-name="Table_20_Contents">1. javascript异步处理的讲解(promise, async, await)</text:p>
            <text:p text:style-name="Table_20_Contents">2. 前端的基本发展与三大框架的比较</text:p>
            <text:p text:style-name="Table_20_Contents">3. <text:s/>Vue.js的基本介绍环境搭建</text:p>
            <text:p text:style-name="Table_20_Contents">4. Vue.js的基本功能介绍(模板，事件绑定，数据绑定)</text:p>
          </table:table-cell>
        </table:table-row>
        <table:table-row table:style-name="表格1.1">
          <table:covered-table-cell/>
          <table:table-cell table:style-name="表格1.A2" office:value-type="string">
            <text:p text:style-name="P4">下午</text:p>
          </table:table-cell>
          <table:table-cell table:style-name="表格1.C1" office:value-type="string">
            <text:p text:style-name="Table_20_Contents">1. 组件的介绍与基本功能</text:p>
            <text:p text:style-name="Table_20_Contents">2. 组件的关系处理与数据传递</text:p>
            <text:p text:style-name="Table_20_Contents">3. 动态组件 &amp; 异步组件</text:p>
            <text:p text:style-name="Table_20_Contents">4. 组件的创建与发布</text:p>
          </table:table-cell>
        </table:table-row>
        <table:table-row table:style-name="表格1.1">
          <table:table-cell table:style-name="表格1.A2" table:number-rows-spanned="2" office:value-type="string">
            <text:p text:style-name="P4">第二天</text:p>
          </table:table-cell>
          <table:table-cell table:style-name="表格1.A2" office:value-type="string">
            <text:p text:style-name="P4">上午</text:p>
          </table:table-cell>
          <table:table-cell table:style-name="表格1.C1" office:value-type="string">
            <text:p text:style-name="Table_20_Contents">1. vue-router路由的基本概念与实现详解<text:bookmark text:name="%25E5%258A%25A8%25E6%2580%2581%25E8%25B7"/>（动态，静态路由的实现，路由变化的侦听）</text:p>
            <text:p text:style-name="Table_20_Contents">2. <text:s/>vuex状态管理</text:p>
          </table:table-cell>
        </table:table-row>
        <table:table-row table:style-name="表格1.1">
          <table:covered-table-cell/>
          <table:table-cell table:style-name="表格1.A2" office:value-type="string">
            <text:p text:style-name="P4">下午</text:p>
          </table:table-cell>
          <table:table-cell table:style-name="表格1.C1" office:value-type="string">
            <text:p text:style-name="Table_20_Contents">1. <text:s/>国际化的介绍与实现</text:p>
            <text:p text:style-name="Table_20_Contents">2. <text:s/>vue-cli和单元测试的介绍</text:p>
            <text:p text:style-name="Table_20_Contents">3. WebPack打包工具介绍与实战</text:p>
            <text:p text:style-name="Table_20_Contents">3. 一个基于bootstrap/element，包含有国际化，表单， 选择， grid view等UI组件的项目实现</text:p>
          </table:table-cell>
        </table:table-row>
      </table:table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Noto Sans CJK SC Regular" style:font-family-complex="'Noto Sans CJK SC Regular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6:17:00</meta:creation-date>
    <dc:language>zh-CN</dc:language>
    <dc:date>2019-04-14T10:39:53</dc:date>
    <meta:editing-cycles>3</meta:editing-cycles>
    <meta:editing-duration>PT10H55M</meta:editing-duration>
    <meta:generator>LibreOffice/6.0.7.3$Linux_X86_64 LibreOffice_project/00m0$Build-3</meta:generator>
    <meta:document-statistic meta:table-count="1" meta:image-count="0" meta:object-count="0" meta:page-count="1" meta:paragraph-count="28" meta:word-count="350" meta:character-count="507" meta:non-whitespace-character-count="480"/>
  </office:meta>
</office:document-meta>
</file>